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="Line_20_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cmmi10" style:font-pitch="variable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061cm" svg:y1="1.736cm" svg:x2="15.063cm" svg:y2="9.895cm">
          <text:p text:style-name="P2"/>
        </draw:line>
        <draw:line draw:style-name="gr1" draw:text-style-name="P1" draw:layer="layout" svg:x1="8.448cm" svg:y1="9.881cm" svg:x2="15.064cm" svg:y2="9.868cm">
          <text:p text:style-name="P2"/>
        </draw:line>
        <draw:line draw:style-name="gr1" draw:text-style-name="P1" draw:layer="layout" svg:x1="8.435cm" svg:y1="1.75cm" svg:x2="8.45cm" svg:y2="9.882cm">
          <text:p text:style-name="P2"/>
        </draw:line>
        <draw:line draw:style-name="gr1" draw:text-style-name="P1" draw:layer="layout" svg:x1="8.448cm" svg:y1="1.768cm" svg:x2="15.064cm" svg:y2="1.755cm">
          <text:p text:style-name="P2"/>
        </draw:line>
        <draw:line draw:style-name="gr2" draw:text-style-name="P1" draw:layer="layout" svg:x1="8.462cm" svg:y1="9.812cm" svg:x2="15.061cm" svg:y2="2.799cm">
          <text:p text:style-name="P2"/>
        </draw:line>
        <draw:line draw:style-name="gr2" draw:text-style-name="P1" draw:layer="layout" svg:x1="8.463cm" svg:y1="9.813cm" svg:x2="15.033cm" svg:y2="7.838cm">
          <text:p text:style-name="P2"/>
        </draw:line>
        <draw:path draw:style-name="gr3" draw:text-style-name="P1" draw:layer="layout" svg:width="6.584cm" svg:height="2.015cm" svg:x="8.448cm" svg:y="7.796cm" svg:viewBox="0 0 6585 2016" svg:d="m0 2016 346-318c346-318 345-345 345-345l607-331 1118-400 815-166 1076-124 1077-97 552-69 235-28 400-124 14-14">
          <text:p text:style-name="P2"/>
        </draw:path>
        <draw:frame draw:style-name="gr4" draw:text-style-name="P3" draw:layer="layout" svg:width="1.103cm" svg:height="0.924cm" svg:x="14.873cm" svg:y="7.362cm">
          <draw:text-box>
            <text:p text:style-name="P2"><text:span text:style-name="T1">P</text:span><text:span text:style-name="T2">1</text:span><text:span text:style-name="T3">*</text:span></text:p>
          </draw:text-box>
        </draw:frame>
        <draw:frame draw:style-name="gr4" draw:text-style-name="P3" draw:layer="layout" svg:width="0.989cm" svg:height="0.924cm" svg:x="7.074cm" svg:y="3.062cm">
          <draw:text-box>
            <text:p text:style-name="P2"><text:span text:style-name="T1">P</text:span><text:span text:style-name="T2">1</text:span></text:p>
          </draw:text-box>
        </draw:frame>
        <draw:frame draw:style-name="gr4" draw:text-style-name="P4" draw:layer="layout" svg:width="0.739cm" svg:height="0.725cm" svg:x="8.022cm" svg:y="9.847cm">
          <draw:text-box>
            <text:p text:style-name="P2"><text:span text:style-name="T4">0</text:span></text:p>
          </draw:text-box>
        </draw:frame>
        <draw:frame draw:style-name="gr4" draw:text-style-name="P4" draw:layer="layout" svg:width="0.735cm" svg:height="0.725cm" svg:x="14.623cm" svg:y="9.848cm">
          <draw:text-box>
            <text:p text:style-name="P2"><text:span text:style-name="T4">1</text:span></text:p>
          </draw:text-box>
        </draw:frame>
        <draw:frame draw:style-name="gr4" draw:text-style-name="P3" draw:layer="layout" svg:width="0.943cm" svg:height="0.924cm" svg:x="11.287cm" svg:y="10.086cm">
          <draw:text-box>
            <text:p text:style-name="P2"><text:span text:style-name="T5">x</text:span><text:span text:style-name="T2">1</text:span></text:p>
          </draw:text-box>
        </draw:frame>
        <draw:frame draw:style-name="gr4" draw:text-style-name="P4" draw:layer="layout" svg:width="2.682cm" svg:height="0.725cm" draw:transform="rotate (0.76777033795216) translate (9.888cm 7.043cm)">
          <draw:text-box>
            <text:p text:style-name="P2"><text:span text:style-name="T4">Henry's law</text:span></text:p>
          </draw:text-box>
        </draw:frame>
        <draw:frame draw:style-name="gr4" draw:text-style-name="P4" draw:layer="layout" svg:width="2.775cm" svg:height="0.725cm" draw:transform="rotate (0.300196631342968) translate (10.778cm 9.08cm)">
          <draw:text-box>
            <text:p text:style-name="P2"><text:span text:style-name="T4">Raoult's law</text:span></text:p>
          </draw:text-box>
        </draw:frame>
        <draw:ellipse draw:style-name="gr5" draw:text-style-name="P1" draw:layer="layout" svg:width="1.491cm" svg:height="1.229cm" svg:x="7.913cm" svg:y="9.007cm">
          <text:p text:style-name="P2"/>
        </draw:ellipse>
        <draw:line draw:style-name="gr6" draw:text-style-name="P1" draw:layer="layout" svg:x1="9.897cm" svg:y1="4.349cm" svg:x2="8.669cm" svg:y2="8.959cm">
          <text:p text:style-name="P2"/>
        </draw:line>
        <draw:frame draw:style-name="gr4" draw:text-style-name="P3" draw:layer="layout" svg:width="4.558cm" svg:height="1.361cm" svg:x="8.401cm" svg:y="3cm">
          <draw:text-box>
            <text:p text:style-name="P5"><text:span text:style-name="T6">Applicability range</text:span></text:p>
            <text:p text:style-name="P5"><text:span text:style-name="T6">of Henry's l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6-22T21:56:11</meta:creation-date>
    <dc:creator>Jussi Eloranta</dc:creator>
    <dc:date>2008-06-22T22:16:59</dc:date>
    <meta:editing-cycles>13</meta:editing-cycles>
    <meta:editing-duration>PT20M52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